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8.4cm" presentation:class="title" presentation:user-transformed="true">
          <draw:text-box>
            <text:p>Further Reading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837cm" svg:x="1.4cm" svg:y="1cm" presentation:class="outline" presentation:user-transformed="true">
          <draw:text-box>
            <text:list text:style-name="L2">
              <text:list-item>
                <text:p>Source Code, Lecture slides, Useful hint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layer="layout" svg:width="14.061cm" svg:height="0.963cm" svg:x="3.7cm" svg:y="2.837cm">
          <draw:text-box>
            <text:p>https://github.com/rajibchakravorty/mobile_cloud</text:p>
          </draw:text-box>
        </draw:frame>
        <draw:frame presentation:style-name="pr3" draw:layer="layout" svg:width="25.199cm" svg:height="1.837cm" svg:x="1.6cm" svg:y="5cm" presentation:class="outline" presentation:user-transformed="true">
          <draw:text-box>
            <text:list text:style-name="L2">
              <text:list-item>
                <text:p><text:span text:style-name="T1">Bluemix</text:span></text:p>
              </text:list-item>
            </text:list>
          </draw:text-box>
        </draw:frame>
        <draw:frame draw:style-name="gr2" draw:layer="layout" svg:width="14.061cm" svg:height="0.963cm" svg:x="3.539cm" svg:y="6.6cm">
          <draw:text-box>
            <text:p>- https://console.ng.bluemix.net/</text:p>
          </draw:text-box>
        </draw:frame>
        <draw:frame draw:style-name="gr2" draw:layer="layout" svg:width="14.061cm" svg:height="0.963cm" svg:x="3.701cm" svg:y="2.838cm">
          <draw:text-box>
            <text:p>https://github.com/rajibchakravorty/mobile_cloud</text:p>
          </draw:text-box>
        </draw:frame>
        <draw:frame presentation:style-name="pr3" draw:layer="layout" svg:width="25.199cm" svg:height="1.837cm" svg:x="1.601cm" svg:y="8.563cm" presentation:class="outline" presentation:user-transformed="true">
          <draw:text-box>
            <text:list text:style-name="L2">
              <text:list-item>
                <text:p><text:span text:style-name="T1">Android SDK</text:span></text:p>
              </text:list-item>
            </text:list>
          </draw:text-box>
        </draw:frame>
        <draw:frame draw:style-name="gr2" draw:layer="layout" svg:width="15.6cm" svg:height="0.963cm" svg:x="3.6cm" svg:y="10.2cm">
          <draw:text-box>
            <text:p>- https://developer.android.com/studio/index.html</text:p>
          </draw:text-box>
        </draw:frame>
        <draw:frame presentation:style-name="pr3" draw:layer="layout" svg:width="25.199cm" svg:height="1.837cm" svg:x="1.801cm" svg:y="11.963cm" presentation:class="outline" presentation:user-transformed="true">
          <draw:text-box>
            <text:list text:style-name="L2">
              <text:list-item>
                <text:p><text:span text:style-name="T1">NodeJS</text:span></text:p>
              </text:list-item>
            </text:list>
          </draw:text-box>
        </draw:frame>
        <draw:frame draw:style-name="gr2" draw:layer="layout" svg:width="15.6cm" svg:height="0.963cm" svg:x="3.6cm" svg:y="13.637cm">
          <draw:text-box>
            <text:p>- https://nodejs.org</text:p>
          </draw:text-box>
        </draw:frame>
        <draw:frame presentation:style-name="pr3" draw:layer="layout" svg:width="25.199cm" svg:height="1.837cm" svg:x="1.801cm" svg:y="15.4cm" presentation:class="outline" presentation:user-transformed="true">
          <draw:text-box>
            <text:list text:style-name="L2">
              <text:list-item>
                <text:p><text:span text:style-name="T1">REST API</text:span></text:p>
              </text:list-item>
            </text:list>
          </draw:text-box>
        </draw:frame>
        <draw:frame draw:style-name="gr2" draw:layer="layout" svg:width="18.8cm" svg:height="0.963cm" svg:x="3.6cm" svg:y="16.837cm">
          <draw:text-box>
            <text:p>- https://en.wikipedia.org/wiki/Representational_state_transf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22:07:33.636475284</meta:creation-date>
    <dc:date>2016-06-07T22:14:26.167023259</dc:date>
    <meta:editing-duration>P0D</meta:editing-duration>
    <meta:editing-cycles>1</meta:editing-cycles>
    <meta:document-statistic meta:object-count="37"/>
    <meta:generator>LibreOffice/4.2.8.2$Linux_X86_64 LibreOffice_project/420m0$Build-2</meta:generator>
  </office:meta>
</office:document-meta>
</file>